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da33" officeooo:paragraph-rsid="0002da33"/>
    </style:style>
    <style:style style:name="P2" style:family="paragraph" style:parent-style-name="Standard">
      <style:text-properties officeooo:rsid="0002da33" officeooo:paragraph-rsid="00046a7e"/>
    </style:style>
    <style:style style:name="P3" style:family="paragraph" style:parent-style-name="Standard">
      <style:text-properties officeooo:rsid="00034748" officeooo:paragraph-rsid="00034748"/>
    </style:style>
    <style:style style:name="P4" style:family="paragraph" style:parent-style-name="Standard">
      <style:text-properties officeooo:paragraph-rsid="0002da33"/>
    </style:style>
    <style:style style:name="P5" style:family="paragraph" style:parent-style-name="Standard">
      <style:text-properties officeooo:rsid="00046a7e" officeooo:paragraph-rsid="00046a7e"/>
    </style:style>
    <style:style style:name="P6" style:family="paragraph" style:parent-style-name="Standard">
      <style:text-properties officeooo:paragraph-rsid="00046a7e"/>
    </style:style>
    <style:style style:name="P7" style:family="paragraph" style:parent-style-name="Standard">
      <style:text-properties officeooo:rsid="00063618" officeooo:paragraph-rsid="00063618"/>
    </style:style>
    <style:style style:name="P8" style:family="paragraph" style:parent-style-name="Standard">
      <style:text-properties officeooo:rsid="00063618" officeooo:paragraph-rsid="00063618"/>
    </style:style>
    <style:style style:name="P9" style:family="paragraph" style:parent-style-name="Standard">
      <style:text-properties officeooo:rsid="0007a5f8" officeooo:paragraph-rsid="0007a5f8"/>
    </style:style>
    <style:style style:name="P10" style:family="paragraph" style:parent-style-name="Standard">
      <style:text-properties officeooo:rsid="0002da33" officeooo:paragraph-rsid="0007a5f8"/>
    </style:style>
    <style:style style:name="T1" style:family="text">
      <style:text-properties officeooo:rsid="0002da33"/>
    </style:style>
    <style:style style:name="T2" style:family="text">
      <style:text-properties officeooo:rsid="00034748"/>
    </style:style>
    <style:style style:name="T3" style:family="text">
      <style:text-properties officeooo:rsid="00041b23"/>
    </style:style>
    <style:style style:name="T4" style:family="text">
      <style:text-properties officeooo:rsid="00046a7e"/>
    </style:style>
    <style:style style:name="T5" style:family="text">
      <style:text-properties officeooo:rsid="0007a5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irtuális piactér</text:h>
      <text:p text:style-name="P1"/>
      <text:p text:style-name="P10">A szellemi és anyagi termékek, szolgáltatások cseréjét a felhasználók együttműködésének szervezését egy virtuális piactér segíti. Annak érdekében, hogy a közösség számára átadott termékek / <text:s/>szolgáltatások és azok igénybevétele hosszabb távon egyensúlyban legyen egy idő alapú elszámolási rendszer működik. <text:span text:style-name="T5">Ezt egy web áruház szerű felület támogatja. Ide termék és szolgáltatás kínálatokat tölthetnek fel az „eladók”. Illetve ezeket megvásárolhatják a „vevők”. </text:span></text:p>
      <text:p text:style-name="P10"/>
      <text:p text:style-name="P10">Az elszámolás alapegysége a „NETCOIN” rövidítve „NTC”. Egy NTC egy óra munkának felel meg. Regisztráláskor minden felhasználó kap 500 NTC-t. <text:span text:style-name="T4">A számla egyenlege növekszik ha <text:s/>terméket/szolgáltatást „értékesít” és csökken ha ilyeneket „vásárol”. </text:span></text:p>
      <text:p text:style-name="P2"/>
      <text:p text:style-name="P5">A csoportoknak is van NTC számlájuk. <text:span text:style-name="T3">A csoport tagok – saját döntésük vagy a csoport megállapodása szerint <text:s/>- <text:s/>NTC -t ”fizethetnek be” </text:span>a <text:span text:style-name="T3"><text:s/>csoportok közös számlájára. </text:span>A csoport számláján növekedhet az egyenleg ha a csoport terméket/szolgáltatás „értékesít”, és csökkenhet ha <text:span text:style-name="T5">a csoport </text:span><text:s/>terméket/szolgáltatást vásárol. A csoport kollektív döntése szerint a csoport számláról átutalhat a tagok számláira.</text:p>
      <text:p text:style-name="P1"/>
      <text:p text:style-name="P1">A közösség számára felkínált termékeket, szolgáltatásokat a<text:span text:style-name="T5">z „eladó”</text:span> a virtuális piactér (web áruházhoz hasonló) felületére töltheti fel (a csoportok almenüjében a „Termékek” menüpont <text:span text:style-name="T5">illetve a főmenü „Piactér” menüpontja </text:span>szolgál erre). <text:s/><text:span text:style-name="T3">A feltöltő lehet egy-egy felhasználó vagy egy csoport is. Ha csoport a feltöltő akkor a csoport adminisztrátorok tölthetik fel a terméket/szolgáltatást. <text:s/></text:span>A<text:span text:style-name="T5">z</text:span> „<text:span text:style-name="T5">eladó”</text:span> határozza meg <text:s/>a termék NTC -ben kifejezett „árát” és megadja a termék/szolgáltatás kategóriáit, <text:span text:style-name="T2">és készletét </text:span><text:s/>is. <text:s/><text:span text:style-name="T2">A</text:span><text:span text:style-name="T5">z „eladók”</text:span><text:span text:style-name="T2"> módosítani, törölni is tudják a feltöltött kínálatok adatait.</text:span></text:p>
      <text:p text:style-name="P1"/>
      <text:p text:style-name="P4"><text:span text:style-name="T1">A „</text:span><text:span text:style-name="T3">vevők”</text:span><text:span text:style-name="T1"> a „Piactér” menüpontot használva válogathatnak a felkínált termékek, szolgáltatások között. A web áruházakban megszokott módon a kiválasztott dolgokat a „bevásárló kosarukba” tehetik, végül a megrendelést „elküldhetik”. Ekkor a termék/szolgáltatást feltöltők </text:span><text:span text:style-name="T3">(illetve a feltöltő csoport adminisztrátorai)</text:span><text:span text:style-name="T1"> privát üzenetben és email </text:span>ben értesítést kapnak a megrendelésről. A „<text:span text:style-name="T3">vevő”</text:span> lehet egy-egy regisztrált <text:span text:style-name="T3">felhasználó</text:span>, de lehet egy csoport is; ez utóbbi esetben a csoport adminisztrátorok járnak <text:span text:style-name="T4">e</text:span>l a a termék/szolgáltatás „<text:span text:style-name="T3">vevőjeként”</text:span>.</text:p>
      <text:p text:style-name="P1"/>
      <text:p text:style-name="P1">Az üzenetben lévő link segítségével a termék/szolgáltatás feltöltő vissza igazolást tud küldeni a megrendelőnek, kapcsolatba tud lépni a megrendelővel; egyeztetni tudják az átadás / teljesítés helyét, időpontját.</text:p>
      <text:p text:style-name="P1"/>
      <text:p text:style-name="P1">A teljesítés tényét mint az átadónak mint az átvevőnek <text:span text:style-name="T4">fel kell vinnie </text:span>a rendszerbe. Ezután történik meg az NTC átmozgatása a <text:span text:style-name="T4">megrendelő</text:span> számlájáról a termék/szolgáltatást létrehozó <text:span text:style-name="T2">s</text:span>zámlájára, <text:span text:style-name="T2">és ekkor történik meg a termék/szolgáltatás készlet csökkentése is.</text:span></text:p>
      <text:p text:style-name="P1"/>
      <text:p text:style-name="P3">A feltöltő felhasználó <text:span text:style-name="T4">(illetve </text:span><text:s/>a <text:span text:style-name="T4">feltöltő </text:span>csoport adminisztrátor<text:span text:style-name="T4">ai)</text:span> készlet növelést is be tudnak vinni a rendszerbe (pl. után gyártás, <text:span text:style-name="T4">új kapacitás megjelenése</text:span>).</text:p>
      <text:p text:style-name="P1"/>
      <text:p text:style-name="P3">Ha az átadás tényét az átadó visszaigazolta, de az átvevő nem akkor a rendszer 10 napon át naponta egy-egy figyelmeztető üzenetet küld az átvevőnek. Ha ez alatt sem érkezik meg a visszajelzés akkor a tranzakciót meghiúsultnak tekinti.</text:p>
      <text:p text:style-name="P3"/>
      <text:p text:style-name="P6"><text:span text:style-name="T4">A megvalósult tranzakciók után a „vevők” <text:s/>tetszik / nem tetszik jelzéssel és </text:span>1 5 pontos osztályzattal értékelhetik a terméket / szolgáltatást. Ennek elmulasztása esetén 10 nap<text:span text:style-name="T5">o</text:span>n keresztül napi egy- egy emlékeztető üzenetet küld neki. </text:p>
      <text:p text:style-name="P1"/>
      <text:p text:style-name="P7"><text:soft-page-break/>Szellemi termékek értékesítésénél a feltöltő az NTC -ben megadott „ár” (ami ez esetben a felhasználási engedély jogdíja) mellett megadja azt is ténylegesen hány munkaórát fektetett a termék előállításába <text:s/>és <text:s/>a várható későbbi karbantartás, gondozás utómunkák idő igényét is. (emlékeztetünk rá, hogy 1NTC megfelel 1 munkaórának) <text:s/>Ha ennél az értéknek több 30% <text:s/>-al több <text:s/>NTC bevételre tett szert az értékesítésekből akkor a többletet egyenletesen elosztva visszautalja a rendszer az eddigi „vevőknek” és csökkenti a termék „árát” is a jelenlegi vissza utalás mértékével. </text:p>
      <text:p text:style-name="P7">Ez az algoritmus azt eredményezi, hogy hosszabb távon az előállító max a ráfordítás 130% -os bevételére tesz szert, a „vevők” <text:s/>pedig azonos árat fizetnek a termékért. (a 130% -os tullépés megengedését az indokolja, hogy a kiváló teljesítmény premizálva legyen, másrészt a piacon nem sikeres termékek előállításának veszteségét kompenzálja)</text:p>
      <text:p text:style-name="P7"/>
      <text:p text:style-name="P9">FIGYELEM FONTOS!</text:p>
      <text:p text:style-name="P9"/>
      <text:p text:style-name="P9">A főmenü piactér menüpontját használva minden regisztrált felhasználó vihet fel termékeket, ez esetben Ő lesz a termék „eladója”.</text:p>
      <text:p text:style-name="P9"/>
      <text:p text:style-name="P9">Az egyes csoportok almenüjében lévő „Termékek” menüponton keresztül a csoportok adminisztrátorai tudnak termékeket felvinni, ez esetben a csoport lesz a termék „eladója”. </text:p>
      <text:p text:style-name="P9"/>
      <text:p text:style-name="P9">Vásárláskor – amennyiben a felhasználó csoport adminisztrátor – ki kell választania, hogy saját nevében vagy valamelyik általa adminisztrált csoport nevében vásárol.</text:p>
      <text:p text:style-name="P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08:43:05.652394977</meta:creation-date>
    <meta:generator>LibreOffice/6.4.7.2$Linux_X86_64 LibreOffice_project/40$Build-2</meta:generator>
    <dc:date>2022-01-10T09:00:15.231878988</dc:date>
    <meta:editing-duration>PT47S</meta:editing-duration>
    <meta:editing-cycles>3</meta:editing-cycles>
    <meta:document-statistic meta:table-count="0" meta:image-count="0" meta:object-count="0" meta:page-count="2" meta:paragraph-count="17" meta:word-count="642" meta:character-count="4757" meta:non-whitespace-character-count="4105"/>
  </office:meta>
</office:document-meta>
</file>